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Utils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Test.assertWeekIterator( Iterator it , Date start , Dat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endarUtilsTest.testWeek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lendarUtilsTest.testMonth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lendarUtilsTest.CalendarUtils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Test.assertEquals( String message , Calendar cal1 , Calendar cal2 , long del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endarUtilsTest.testPar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alendarUtilsTest.assertWeekIterator( Iterator it , Calendar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UtilsTest.testTru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alendarUtilsTest.test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alendarUtilsTest.assertWeekIterator( Iterator it , Calendar start , Calendar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lendarUtilsTest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Util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